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 style:data-style-name="N50">
      <style:table-cell-properties fo:background-color="#ff4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835.865315" calcext:value-type="float">
            <text:p>3835.865315</text:p>
          </table:table-cell>
          <table:table-cell table:style-name="Default" table:formula="of:=[.H2]/24/365" office:value-type="float" office:value="0.437884168378995" calcext:value-type="float">
            <text:p>0.437884168378995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8" calcext:value-type="float">
            <text:p>4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0.52528" calcext:value-type="float">
            <text:p>40.52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0:02:28.669498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0T10:11:05.190111182</dc:date>
    <meta:editing-duration>P5DT1H37M30S</meta:editing-duration>
    <meta:editing-cycles>134</meta:editing-cycles>
    <meta:document-statistic meta:table-count="1" meta:cell-count="1270" meta:object-count="0"/>
  </office:meta>
</office:document-meta>
</file>